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is file contains 2 named expressions</text:p>
          </table:table-cell>
          <table:table-cell/>
        </table:table-row>
        <table:table-row table:style-name="ro1">
          <table:table-cell office:value-type="string" calcext:value-type="string">
            <text:p>NAME1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NAME2</text:p>
          </table:table-cell>
          <table:table-cell office:value-type="string" calcext:value-type="string">
            <text:p>Not hidd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th named expressions were created using an embedded macro</text:p>
          </table:table-cell>
          <table:table-cell/>
        </table:table-row>
      </table:table>
      <table:named-expressions>
        <table:named-expression table:name="Name1" table:base-cell-address="$Sheet1.$A$1" table:expression="100" loext:hidden="true"/>
        <table:named-expression table:name="Name2" table:base-cell-address="$Sheet1.$A$1" table:expression="20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21:45:20.623063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4-03-25T15:34:02.835951526</meta:creation-date>
    <dc:date>2024-03-31T21:45:57.228943737</dc:date>
    <meta:editing-duration>PT20M38S</meta:editing-duration>
    <meta:editing-cycles>13</meta:editing-cycles>
    <meta:generator>LibreOfficeDev/24.8.0.0.alpha0$Linux_X86_64 LibreOffice_project/805b2e3ca7fdbc0c0e3037d2900c77d7474ac077</meta:generator>
    <meta:document-statistic meta:table-count="1" meta:cell-count="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CreateNamedExpressions
	Dim nFlags : nFlags = com.sun.star.sheet.NamedRangeFlag
	Dim baseAddress As New com.sun.star.table.CellAddress
	baseAddress.Sheet = 0
	baseAddress.Column = 0
	baseAddress.Row = 0
	ThisComponent.NamedRanges.addNewByName("Name1", "100", baseAddress, nFlags.HIDDEN)
	ThisComponent.NamedRanges.addNewByName("Name2", "200", baseAddress, 0)
End Sub

Sub ShowCount
	MsgBox ThisComponent.NamedRanges.Count
End Sub

Sub ClearNamedRanges
	Dim nCount As Integer
	Dim sName As String
	nCount = ThisComponent.NamedRanges.Count
	For i = nCount - 1 To 0 Step -1
		sName = ThisComponent.NamedRanges.ElementNames(i)
		ThisComponent.NamedRanges.RemoveByName(sName)
	Next i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